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AD372462.png"/>
  <manifest:file-entry manifest:media-type="image/png" manifest:full-path="Pictures/100000000000005E0000005E1E2E90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fill-gradient-name="Gradient_20_1" draw:fill-hatch-name="Black_20_0_20_Degrees" draw:fill-image-name="Space" draw:textarea-horizontal-align="center" draw:textarea-vertical-align="middle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bitmap" draw:fill-color="#808080" draw:fill-image-name="Red_20_Wall" draw:textarea-horizontal-align="center" draw:textarea-vertical-align="middle"/>
    </style:style>
    <style:style style:name="gr4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8cm" svg:height="13.5cm" svg:x="1.7cm" svg:y="2cm">
          <text:p/>
        </draw:rect>
        <draw:custom-shape draw:style-name="gr2" draw:text-style-name="P1" draw:layer="layout" svg:width="3cm" svg:height="1cm" svg:x="9cm" svg:y="1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1.5cm" svg:height="1.5cm" svg:x="5.5cm" svg:y="12.5cm">
          <text:p/>
        </draw:rect>
        <draw:rect draw:style-name="gr3" draw:text-style-name="P1" draw:layer="layout" svg:width="1.5cm" svg:height="1.5cm" svg:x="8.5cm" svg:y="12.5cm">
          <text:p/>
        </draw:rect>
        <draw:rect draw:style-name="gr3" draw:text-style-name="P1" draw:layer="layout" svg:width="1.5cm" svg:height="1.5cm" svg:x="11.5cm" svg:y="12.5cm">
          <text:p/>
        </draw:rect>
        <draw:rect draw:style-name="gr3" draw:text-style-name="P1" draw:layer="layout" svg:width="1.5cm" svg:height="1.5cm" svg:x="14.5cm" svg:y="12.5cm">
          <text:p/>
        </draw:rect>
        <draw:rect draw:style-name="gr3" draw:text-style-name="P1" draw:layer="layout" svg:width="1.5cm" svg:height="1.5cm" svg:x="17.5cm" svg:y="12.5cm">
          <text:p/>
        </draw:rect>
        <draw:rect draw:style-name="gr3" draw:text-style-name="P1" draw:layer="layout" svg:width="1.5cm" svg:height="1.5cm" svg:x="2.5cm" svg:y="12.5cm">
          <text:p/>
        </draw:rect>
        <draw:custom-shape draw:style-name="gr4" draw:text-style-name="P1" draw:layer="layout" svg:width="2cm" svg:height="1.5cm" svg:x="3cm" svg:y="3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5.5cm" svg:y="3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8cm" svg:y="3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10.5cm" svg:y="3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13cm" svg:y="3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15.5cm" svg:y="3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3cm" svg:y="5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5.5cm" svg:y="5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4" draw:text-style-name="P1" draw:layer="layout" svg:width="2cm" svg:height="1.5cm" svg:x="8cm" svg:y="5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10.5cm" svg:y="5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13cm" svg:y="5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15.5cm" svg:y="5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3cm" svg:y="7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4" draw:text-style-name="P1" draw:layer="layout" svg:width="2cm" svg:height="1.5cm" svg:x="5.5cm" svg:y="7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8cm" svg:y="7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10.5cm" svg:y="7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5" draw:text-style-name="P1" draw:layer="layout" svg:width="2cm" svg:height="1.5cm" svg:x="13cm" svg:y="7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  <draw:custom-shape draw:style-name="gr4" draw:text-style-name="P1" draw:layer="layout" svg:width="2cm" svg:height="1.5cm" svg:x="15.5cm" svg:y="7cm">
          <text:p/>
          <draw:enhanced-geometry svg:viewBox="0 0 21600 21600" draw:glue-points="10800 0 0 8260 4230 21600 10800 21600 17370 21600 21600 8260" draw:text-areas="4230 5080 17370 21600" draw:mirror-horizontal="true" draw:mirror-vertical="true" draw:type="pentagon" draw:enhanced-path="M 10800 0 L 0 8260 4230 21600 17370 21600 21600 826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double" draw:color="#000000" draw:distance="0.1cm" draw:rotation="2250"/>
    <draw:fill-image draw:name="Red_20_Wall" draw:display-name="Red Wall" xlink:href="Pictures/100000000000005E0000005E1E2E908A.png" xlink:type="simple" xlink:show="embed" xlink:actuate="onLoad"/>
    <draw:fill-image draw:name="Space" xlink:href="Pictures/100000000000005E0000005EAD37246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an-Sébastien Bezolles</meta:initial-creator>
    <meta:creation-date>2011-11-20T22:40:10.08</meta:creation-date>
    <dc:date>2011-11-20T22:46:53.81</dc:date>
    <dc:creator>Jean-Sébastien Bezolles</dc:creator>
    <meta:editing-duration>PT6M47S</meta:editing-duration>
    <meta:editing-cycles>1</meta:editing-cycles>
    <meta:document-statistic meta:object-count="26"/>
    <meta:generator>OpenOffice.org/3.3$Win32 OpenOffice.org_project/330m20$Build-9567</meta:generator>
  </office:meta>
</office:document-meta>
</file>